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 ExtraBold" svg:font-family="'Montserrat ExtraBold'" style:font-family-generic="roman" style:font-pitch="variable"/>
    <style:font-face style:name="Montserrat Medium" svg:font-family="'Montserrat Medium'" style:font-family-generic="roman"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P1" style:family="paragraph" style:parent-style-name="Frame_20_contents">
      <style:paragraph-properties fo:margin-top="0cm" fo:margin-bottom="0.353cm" style:contextual-spacing="false"/>
      <style:text-properties fo:color="#000000" loext:opacity="100%"/>
    </style:style>
    <style:style style:name="P2" style:family="paragraph" style:parent-style-name="Frame_20_contents">
      <style:paragraph-properties fo:margin-top="0cm" fo:margin-bottom="0.353cm" style:contextual-spacing="false"/>
      <style:text-properties fo:color="#000000" loext:opacity="100%" officeooo:rsid="0003c41e" officeooo:paragraph-rsid="0003c41e"/>
    </style:style>
    <style:style style:name="P3" style:family="paragraph" style:parent-style-name="Frame_20_contents">
      <style:paragraph-properties fo:margin-top="0cm" fo:margin-bottom="0.353cm" style:contextual-spacing="false"/>
      <style:text-properties officeooo:paragraph-rsid="0003c41e"/>
    </style:style>
    <style:style style:name="P4" style:family="paragraph" style:parent-style-name="Heading_20_1">
      <style:paragraph-properties fo:margin-top="0.847cm" fo:margin-bottom="0cm" style:contextual-spacing="false" fo:text-align="center" style:justify-single-word="false"/>
      <style:text-properties officeooo:rsid="0003c41e" officeooo:paragraph-rsid="0003c41e"/>
    </style:style>
    <style:style style:name="P5" style:family="paragraph" style:parent-style-name="Heading_20_2">
      <style:text-properties fo:color="#354b60" loext:opacity="100%" style:font-name="Montserrat Medium" fo:font-size="16pt" style:font-size-asian="16pt" style:font-size-complex="16pt"/>
    </style:style>
    <style:style style:name="P6" style:family="paragraph" style:parent-style-name="Standard">
      <style:paragraph-properties fo:margin-top="0cm" fo:margin-bottom="0.353cm" style:contextual-spacing="false" fo:line-height="115%" fo:text-align="start" style:justify-single-word="false" fo:orphans="2" fo:widows="2" style:writing-mode="lr-tb"/>
    </style:style>
    <style:style style:name="P7" style:family="paragraph" style:parent-style-name="Text_20_body">
      <style:paragraph-properties fo:margin-top="0cm" fo:margin-bottom="0.353cm" style:contextual-spacing="false"/>
      <style:text-properties fo:color="#000000" loext:opacity="100%"/>
    </style:style>
    <style:style style:name="P8" style:family="paragraph" style:parent-style-name="Text_20_body">
      <style:paragraph-properties fo:margin-top="0cm" fo:margin-bottom="0.353cm" style:contextual-spacing="false"/>
      <style:text-properties fo:color="#000000" loext:opacity="100%" officeooo:paragraph-rsid="0003c41e"/>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1"/>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1">
      <style:paragraph-properties fo:margin-top="0cm" fo:margin-bottom="0cm" style:contextual-spacing="false"/>
      <style:text-properties officeooo:rsid="0005550e" officeooo:paragraph-rsid="0005550e"/>
    </style:style>
    <style:style style:name="P14" style:family="paragraph">
      <loext:graphic-properties draw:fill="solid" draw:fill-color="#f2f2f2"/>
      <style:paragraph-properties fo:text-align="start"/>
      <style:text-properties fo:color="#000000" loext:opacity="100%" fo:font-size="18pt"/>
    </style:style>
    <style:style style:name="T1" style:family="text">
      <style:text-properties fo:color="#96c134" loext:opacity="100%" style:font-name="Montserrat ExtraBold" fo:font-size="24pt" style:font-size-asian="24pt" style:font-size-complex="24pt"/>
    </style:style>
    <style:style style:name="T2" style:family="text">
      <style:text-properties fo:color="#354b60" loext:opacity="100%" style:font-name="Montserrat Medium" fo:font-size="16pt" style:font-size-asian="16pt" style:font-size-complex="16pt"/>
    </style:style>
    <style:style style:name="T3" style:family="text">
      <style:text-properties fo:font-size="10pt" style:font-size-asian="10pt"/>
    </style:style>
    <style:style style:name="T4" style:family="text">
      <style:text-properties fo:font-size="10pt" fo:font-style="italic" style:font-size-asian="10pt" style:font-style-asian="italic"/>
    </style:style>
    <style:style style:name="T5" style:family="text">
      <style:text-properties fo:color="#000000" loext:opacity="100%" officeooo:rsid="0001cf38"/>
    </style:style>
    <style:style style:name="T6" style:family="text">
      <style:text-properties fo:color="#000000" loext:opacity="100%" officeooo:rsid="0003c41e"/>
    </style:style>
    <style:style style:name="T7" style:family="text">
      <style:text-properties officeooo:rsid="0003c41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parent-style-name="Frame">
      <style:graphic-properties draw:stroke="solid" svg:stroke-width="0.026cm" svg:stroke-color="#d9d9d9" draw:stroke-linejoin="miter" draw:fill="solid" draw:fill-color="#f2f2f2" draw:textarea-vertical-align="top" draw:auto-grow-height="false" fo:min-height="7.163cm" fo:min-width="15.847cm" fo:padding-top="0.127cm" fo:padding-bottom="0.127cm" fo:padding-left="0.254cm" fo:padding-right="0.254cm" fo:wrap-option="wrap" fo:margin-left="0cm" fo:margin-right="0.053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d9d9d9" draw:stroke-linejoin="miter" draw:fill="solid" draw:fill-color="#f2f2f2" draw:textarea-vertical-align="top" draw:auto-grow-height="false" fo:min-height="4.697cm" fo:min-width="15.847cm" fo:padding-top="0.127cm" fo:padding-bottom="0.127cm" fo:padding-left="0.254cm" fo:padding-right="0.254cm" fo:wrap-option="wrap" fo:margin-left="0cm" fo:margin-right="0.053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T1">DataFoot</text:span></text:h>
      <text:p text:style-name="Standard"/>
      <text:p text:style-name="Standard"/>
      <text:h text:style-name="Heading_20_2" text:outline-level="2"><text:span text:style-name="T2">1 - Contexte et définition du projet</text:span></text:h>
      <text:p text:style-name="Standard"><draw:custom-shape text:anchor-type="char" draw:z-index="0" draw:name="Zone de texte 2" draw:style-name="gr2" draw:text-style-name="P14" svg:width="16.354cm" svg:height="4.95cm" svg:x="0.067cm" svg:y="0.527cm"><text:p text:style-name="P8">DataFoot existe pour répondre à la demande croissante des fans de football qui recherchent une plateforme simple et complète. Les utilisateurs veulent suivre les matchs en direct et accéder rapidement aux scores actualisés. DataFoot comble ce besoin en offrant une solution unique combinant scores en direct et <text:span text:style-name="T7">les temps forts des matchs</text:span>. La plateforme assure une expérience conviviale, permettant aux fans de vivre pleinement chaque moment clé des matchs de manière directe et captivante. En résumé, DataFoot simplifie l'accès aux scores en temps réel et <text:span text:style-name="T7">des temps forts</text:span>, offrant une solution complète pour les passionnés de football.</text:p><text:p text:style-name="P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h text:style-name="P5" text:outline-level="2"/>
      <text:h text:style-name="Heading_20_2" text:outline-level="2"><text:span text:style-name="T2"><text:line-break/>2 - Objectif du projet</text:span></text:h>
      <text:p text:style-name="Standard"><draw:custom-shape text:anchor-type="char" draw:z-index="1" draw:name="Zone de texte 2" draw:style-name="gr2" draw:text-style-name="P14" svg:width="16.354cm" svg:height="4.95cm" svg:x="-0.092cm" svg:y="0.561cm"><text:p text:style-name="P3"><text:span text:style-name="T5">L’objectif du projet est de rendre le site compréhensible pour tous (jeune , adulte , senior) e</text:span>n offrant une expérience complète et conviviale pour suivre les matchs en direct avec des scores actualisés et <text:span text:style-name="T7">les </text:span><text:span text:style-name="T6">temps forts accessible n’importe où et n’importe quan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h text:style-name="Heading_20_2" text:outline-level="2"/>
      <text:h text:style-name="Heading_20_2" text:outline-level="2"><text:span text:style-name="T2">3 - Périmètre du projet</text:span></text:h>
      <text:p text:style-name="Standard"><draw:custom-shape text:anchor-type="char" draw:z-index="2" draw:name="Zone de texte 2" draw:style-name="gr2" draw:text-style-name="P14" svg:width="16.354cm" svg:height="4.95cm" svg:x="-0.224cm" svg:y="0.37cm"><text:p text:style-name="P2">Pour les limites , on ne va pas prendre toutes les données des équipes car cela demande un système de stockage énorme. Non , tous les clients ne sont pas concernés , cela concernent uniquement les amateurs de football et non les professionnelles car nous allons vulgariser au maximum les données traitée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Footer">Offert par Manager GO! – pour savoir l’utiliser, voir : e<text:a xlink:type="simple" xlink:href="https://www.manager-go.com/gestion-de-projet/dossiers-methodes/elaborer-un-cdc" text:style-name="Internet_20_link" text:visited-style-name="Visited_20_Internet_20_Link"><text:span text:style-name="Internet_20_link">xplication de l'exemple de cahier de charges</text:span></text:a></text:p>
      <text:p text:style-name="Standard"/>
      <text:h text:style-name="Heading_20_2" text:outline-level="2"><text:soft-page-break/><text:span text:style-name="T2">4 - Description fonctionnelle des besoins</text:span></text:h>
      <text:p text:style-name="Standard"/>
      <text:p text:style-name="Standard"><draw:custom-shape text:anchor-type="char" draw:z-index="3" draw:name="Zone de texte 2" draw:style-name="gr1" draw:text-style-name="P14" svg:width="16.354cm" svg:height="7.416cm" svg:x="0.041cm" svg:y="-0.069cm"><text:p text:style-name="P7">Fonction principale : Suivre les matchs de football en direct.</text:p><text:p text:style-name="Text_20_body">Sous-fonctions :</text:p><text:list xml:id="list2359252712" text:style-name="L1"><text:list-item><text:p text:style-name="P12">Afficher les scores en temps réel.</text:p></text:list-item><text:list-item><text:p text:style-name="P13">Résumer <text:s/>des temps forts</text:p></text:list-item><text:list-item><text:p text:style-name="P12">Ajouter des équipes ou ligues favorites.</text:p></text:list-item><text:list-item><text:p text:style-name="P12">Notifications en direct pour les moments clés.</text:p></text:list-item><text:list-item><text:p text:style-name="P12">Calendrier des matchs à venir.</text:p></text:list-item><text:list-item><text:p text:style-name="P12">Archives des matchs passés.</text:p></text:list-item><text:list-item><text:p text:style-name="P12">Interface facile à utiliser.</text:p></text:list-item><text:list-item><text:p text:style-name="P12">Fonction de partage pour partager des moments de match.</text:p></text:list-item><text:list-item><text:p text:style-name="P12">Statistiques des joueurs et classements.</text:p></text:list-item><text:list-item><text:p text:style-name="P11">Historique des scores pendant les matchs.</text:p></text:list-item></text:list><text:p text:style-name="P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h text:style-name="Heading_20_2" text:outline-level="2"><text:span text:style-name="T2"/></text:h>
      <text:h text:style-name="Heading_20_2" text:outline-level="2"><text:span text:style-name="T2"/></text:h>
      <text:h text:style-name="Heading_20_2" text:outline-level="2"><text:span text:style-name="T2"/></text:h>
      <text:h text:style-name="Heading_20_2" text:outline-level="2"><text:span text:style-name="T2"/></text:h>
      <text:h text:style-name="Heading_20_2" text:outline-level="2"><text:span text:style-name="T2">5 - Planning de réalisation</text:span></text:h>
      <text:p text:style-name="Standard">Présentez de préférence un diagramme de Gantt en annexe.</text:p>
      <text:p text:style-name="Standard"/>
      <text:p text:style-name="Standard"/>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 ExtraBold" svg:font-family="'Montserrat ExtraBold'" style:font-family-generic="roman" style:font-pitch="variable"/>
    <style:font-face style:name="Montserrat Medium" svg:font-family="'Montserrat Medium'" style:font-family-generic="roman"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itre_20_2_20_Car" style:display-name="Titre 2 Car" style:family="text" style:parent-style-name="Default_20_Paragraph_20_Font">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font-size="10pt" style:font-size-asian="10pt"/>
    </style:style>
    <style:style style:name="MT2" style:family="text">
      <style:text-properties fo:font-size="10pt" fo:font-style="italic" style:font-size-asian="10pt" style:font-style-asian="italic"/>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Source : </text:span><text:span text:style-name="MT2">https://www.manager-go.com/gestion-de-projet/dossiers-methodes/elaborer-un-cdc</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9T10:45:00</meta:creation-date>
    <meta:initial-creator>www.manager-go.com</meta:initial-creator>
    <dc:language>fr-FR</dc:language>
    <dc:date>2024-01-16T11:43:00.037263133</dc:date>
    <meta:editing-cycles>5</meta:editing-cycles>
    <meta:editing-duration>PT19M32S</meta:editing-duration>
    <meta:generator>LibreOffice/7.3.7.2$Linux_X86_64 LibreOffice_project/30$Build-2</meta:generator>
    <meta:document-statistic meta:table-count="0" meta:image-count="0" meta:object-count="0" meta:page-count="2" meta:paragraph-count="24" meta:word-count="327" meta:character-count="2071" meta:non-whitespace-character-count="1775"/>
    <meta:user-defined meta:name="AppVersion">15.0000</meta:user-defined>
    <meta:template xlink:type="simple" xlink:actuate="onRequest" xlink:title="Normal.dotm" xlink:href=""/>
  </office:meta>
</office:document-meta>
</file>